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ymbol" svg:font-family="Symbol" style:font-charset="x-symbol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69cm" fo:min-width="0cm" loext:decorative="false"/>
      <style:paragraph-properties style:writing-mode="lr-tb"/>
    </style:style>
    <style:style style:name="gr2" style:family="graphic">
      <style:graphic-properties style:writing-mode="lr-tb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52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18.946cm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3.242cm" fo:min-width="4.58cm" loext:decorative="false"/>
    </style:style>
    <style:style style:name="gr7" style:family="graphic" style:parent-style-name="standard">
      <style:graphic-properties svg:stroke-width="0.028cm" svg:stroke-color="#ffffff" draw:marker-start-width="0.242cm" draw:marker-end-width="0.242cm" draw:fill="solid" draw:fill-color="#000000" draw:textarea-horizontal-align="justify" draw:textarea-vertical-align="middle" draw:auto-grow-height="false" fo:min-height="0.396cm" fo:min-width="0.147cm" fo:padding-top="0.139cm" fo:padding-bottom="0.139cm" fo:padding-left="0.264cm" fo:padding-right="0.264cm" loext:decorative="false"/>
    </style:style>
    <style:style style:name="gr8" style:family="graphic" style:parent-style-name="standard">
      <style:graphic-properties svg:stroke-width="0.028cm" svg:stroke-color="#ffffff" draw:marker-start-width="0.242cm" draw:marker-end-width="0.242cm" draw:fill="solid" draw:fill-color="#000000" draw:textarea-horizontal-align="justify" draw:textarea-vertical-align="middle" draw:auto-grow-height="false" fo:min-height="0.396cm" fo:min-width="0.147cm" fo:padding-top="0.139cm" fo:padding-bottom="0.139cm" fo:padding-left="0.264cm" fo:padding-right="0.264cm" loext:decorative="false"/>
      <style:paragraph-properties style:writing-mode="lr-tb"/>
    </style:style>
    <style:style style:name="gr9" style:family="graphic" style:parent-style-name="standard">
      <style:graphic-properties draw:stroke="solid" svg:stroke-width="0.102cm" svg:stroke-color="#ffffff" draw:marker-start-width="0.356cm" draw:marker-end-width="0.356cm" draw:fill="none" draw:fill-color="#ffffff" draw:textarea-horizontal-align="left" draw:auto-grow-height="true" draw:auto-grow-width="false" fo:min-height="1.666cm" fo:min-width="0cm" fo:padding-top="0.176cm" fo:padding-bottom="0.176cm" fo:padding-left="0.301cm" fo:padding-right="0.301cm" loext:decorative="false"/>
      <style:paragraph-properties style:writing-mode="lr-tb"/>
    </style:style>
    <style:style style:name="gr10" style:family="graphic" style:parent-style-name="standard">
      <style:graphic-properties svg:stroke-width="0.028cm" svg:stroke-color="#81d41a" draw:marker-start-width="0.242cm" draw:marker-end-width="0.242cm" draw:opacity="0%" draw:textarea-vertical-align="middle" draw:auto-grow-height="false" fo:min-height="0.357cm" fo:min-width="0.588cm" fo:padding-top="0.139cm" fo:padding-bottom="0.139cm" fo:padding-left="0.264cm" fo:padding-right="0.264cm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697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9cm" fo:min-width="17.99cm" loext:decorative="false"/>
      <style:paragraph-properties style:writing-mode="lr-tb"/>
    </style:style>
    <style:style style:name="gr15" style:family="graphic" style:parent-style-name="standard">
      <style:graphic-properties draw:stroke="solid" svg:stroke-width="0.102cm" svg:stroke-color="#ffffff" draw:marker-start-width="0.356cm" draw:marker-end-width="0.356cm" draw:fill="none" draw:fill-color="#ffffff" draw:textarea-horizontal-align="center" draw:auto-grow-height="true" draw:auto-grow-width="false" fo:min-height="1.655cm" fo:min-width="0cm" fo:padding-top="0.176cm" fo:padding-bottom="0.176cm" fo:padding-left="0.301cm" fo:padding-right="0.301cm" loext:decorative="false"/>
      <style:paragraph-properties style:writing-mode="lr-tb"/>
    </style:style>
    <style:style style:name="gr16" style:family="graphic" style:parent-style-name="standard">
      <style:graphic-properties svg:stroke-width="0.028cm" svg:stroke-color="#81d41a" draw:marker-start-width="0.242cm" draw:marker-end-width="0.242cm" draw:opacity="0%" draw:textarea-vertical-align="middle" draw:auto-grow-height="false" fo:min-height="0.036cm" fo:min-width="2.327cm" fo:padding-top="0.139cm" fo:padding-bottom="0.139cm" fo:padding-left="0.264cm" fo:padding-right="0.264cm" loext:decorative="false"/>
    </style:style>
    <style:style style:name="gr17" style:family="graphic">
      <style:graphic-properties loext:decorative="false"/>
    </style:style>
    <style:style style:name="gr18" style:family="graphic" style:parent-style-name="standard">
      <style:graphic-properties svg:stroke-width="0.028cm" svg:stroke-color="#ff860d" draw:marker-start-width="0.242cm" draw:marker-end-width="0.242cm" draw:textarea-vertical-align="middle" fo:padding-top="0.139cm" fo:padding-bottom="0.139cm" fo:padding-left="0.264cm" fo:padding-right="0.264cm" loext:decorative="false"/>
    </style:style>
    <style:style style:name="gr19" style:family="graphic" style:parent-style-name="objectwithoutfill">
      <style:graphic-properties svg:stroke-width="0.028cm" svg:stroke-color="#ff0000" draw:marker-start-width="0.242cm" draw:marker-end-width="0.242cm" draw:fill="none" draw:textarea-vertical-align="middle" fo:padding-top="0.139cm" fo:padding-bottom="0.139cm" fo:padding-left="0.264cm" fo:padding-right="0.264cm" loext:decorative="false"/>
    </style:style>
    <style:style style:name="P1" style:family="paragraph">
      <style:text-properties fo:font-size="16pt"/>
    </style:style>
    <style:style style:name="P2" style:family="paragraph">
      <style:paragraph-properties fo:margin-left="0cm" fo:margin-right="0cm" fo:margin-top="0cm" fo:margin-bottom="0cm" fo:line-height="100%" fo:text-indent="0cm"/>
      <style:text-properties fo:font-size="16pt"/>
    </style:style>
    <style:style style:name="P3" style:family="paragraph">
      <loext:graphic-properties draw:fill="none" draw:fill-color="#ffffff"/>
      <style:text-properties fo:font-size="16pt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text-properties fo:font-size="10pt" style:font-size-asian="10pt" style:font-size-complex="10pt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000000"/>
      <style:paragraph-properties fo:text-align="center"/>
    </style:style>
    <style:style style:name="P9" style:family="paragraph">
      <loext:graphic-properties draw:fill="solid" draw:fill-color="#000000"/>
      <style:paragraph-properties fo:text-align="center"/>
      <style:text-properties fo:font-size="8pt" style:font-size-asian="8pt" style:font-size-complex="8pt"/>
    </style:style>
    <style:style style:name="P10" style:family="paragraph">
      <loext:graphic-properties draw:fill="none" draw:fill-color="#ffffff"/>
      <style:text-properties fo:font-size="14pt" style:font-size-asian="14pt" style:font-size-complex="14pt"/>
    </style:style>
    <style:style style:name="P11" style:family="paragraph">
      <loext:graphic-properties draw:opacity="0%"/>
      <style:paragraph-properties fo:text-align="center"/>
    </style:style>
    <style:style style:name="P12" style:family="paragraph">
      <style:text-properties fo:color="#ffffff" loext:opacity="100%"/>
    </style:style>
    <style:style style:name="P13" style:family="paragraph">
      <loext:graphic-properties draw:fill="none" draw:fill-color="#ffffff"/>
      <style:text-properties fo:color="#ffffff" loext:opacity="100%" fo:font-size="8pt" fo:font-weight="bold" style:font-size-asian="8pt" style:font-weight-asian="bold" style:font-size-complex="8pt" style:font-weight-complex="bold"/>
    </style:style>
    <style:style style:name="P14" style:family="paragraph">
      <loext:graphic-properties draw:fill="none" draw:fill-color="#ffffff"/>
      <style:text-properties fo:font-size="8pt" style:font-size-asian="8pt" style:font-size-complex="8pt"/>
    </style:style>
    <style:style style:name="P15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6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8pt" fo:font-weight="bold" style:font-size-asian="8pt" style:font-weight-asian="bold" style:font-size-complex="8pt" style:font-weight-complex="bold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Symbol" fo:font-size="8pt" fo:language="fr" fo:country="CA" fo:font-style="normal" fo:text-shadow="none" style:text-underline-style="none" fo:font-weight="normal" style:letter-kerning="true" style:font-name-asian="Symbol" style:font-size-asian="8pt" style:font-style-asian="normal" style:font-weight-asian="normal" style:font-name-complex="Symbol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3" draw:layer="layout" svg:width="17.145cm" svg:height="3.386cm" svg:x="1.635cm" svg:y="15.978cm">
          <draw:text-box>
            <text:p text:style-name="P1">Pushing both knobs turns off all 4 channels</text:p>
            <text:p text:style-name="P2"><text:span text:style-name="T1">Holding </text:span><text:span text:style-name="T2"><text:s/>both knobs <text:s/>3 sec reloads last saved config</text:span></text:p>
            <text:p text:style-name="P1"/>
            <text:p text:style-name="P1">Holding E2 for 3 seconds saves all settings for next power on</text:p>
            <text:p text:style-name="P1"><text:s/></text:p>
          </draw:text-box>
        </draw:frame>
        <draw:g draw:style-name="gr2">
          <draw:frame draw:style-name="gr3" draw:text-style-name="P4" draw:layer="layout" svg:width="15.02cm" svg:height="0.962cm" svg:x="1.519cm" svg:y="2.072cm">
            <draw:text-box>
              <text:p><text:span text:style-name="T3">Top Menu <text:s text:c="6"/></text:span><text:span text:style-name="T3"><text:tab/></text:span><text:span text:style-name="T3"><text:tab/></text:span>Turn=<text:tab/><text:tab/><text:tab/><text:tab/>Push=</text:p>
            </draw:text-box>
          </draw:frame>
          <draw:frame draw:style-name="gr4" draw:text-style-name="P4" draw:layer="layout" svg:width="12.382cm" svg:height="2.384cm" svg:x="7.35cm" svg:y="3.805cm">
            <draw:text-box>
              <text:p>Select Channel<text:span text:style-name="T4">(1)</text:span> <text:tab/><text:tab/>Edit Channel</text:p>
              <text:p/>
              <text:p>Adjust<text:span text:style-name="T4">(2)</text:span><text:tab/><text:tab/><text:tab/><text:tab/>Cycle param</text:p>
            </draw:text-box>
          </draw:frame>
          <draw:frame draw:style-name="gr5" draw:text-style-name="P6" draw:layer="layout" svg:width="19.446cm" svg:height="1.433cm" svg:x="1.385cm" svg:y="6.715cm">
            <draw:text-box>
              <text:p><text:span text:style-name="T5">(1) Green frame around the “ready to edit channel”. </text:span></text:p>
              <text:p text:style-name="P5"><text:span text:style-name="T6"><text:s text:c="6"/></text:span><text:span text:style-name="T5">Chnls info </text:span><text:span text:style-name="T7">will</text:span><text:span text:style-name="T5"> be displayed in very small font here. Edit channel (Press E1) to zoom/enter channel menu </text:span></text:p>
              <text:p><text:span text:style-name="T5">(2) E2 adjusts selected (orange) parameter: Adjust digit/factor as last changed in Channel menu</text:span></text:p>
            </draw:text-box>
          </draw:frame>
          <draw:g draw:style-name="gr2">
            <draw:custom-shape draw:style-name="gr6" draw:text-style-name="P7" draw:layer="layout" svg:width="5.08cm" svg:height="3.492cm" svg:x="2.27cm" svg:y="3.223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8" draw:layer="layout" svg:width="0.953cm" svg:height="0.952cm" svg:x="6.08cm" svg:y="3.85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9" draw:layer="layout" svg:width="0.953cm" svg:height="0.952cm" svg:x="6.08cm" svg:y="5.128cm">
              <text:p text:style-name="P7"><text:span text:style-name="T4"/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9" draw:text-style-name="P10" draw:layer="layout" svg:width="3.175cm" svg:height="2.018cm" svg:x="2.601cm" svg:y="3.968cm">
              <draw:text-box>
                <text:p><text:span text:style-name="T8">Ch1 <text:s text:c="4"/>Ch2</text:span></text:p>
                <text:p><text:span text:style-name="T8"><text:s text:c="8"/></text:span><text:span text:style-name="T4">(1)</text:span></text:p>
                <text:p><text:span text:style-name="T8">Ch3 <text:s text:c="4"/>Ch4</text:span></text:p>
              </draw:text-box>
            </draw:frame>
            <draw:custom-shape draw:style-name="gr10" draw:text-style-name="P11" draw:layer="layout" svg:width="1.116cm" svg:height="0.635cm" svg:x="2.767cm" svg:y="4.11cm">
              <text:p/>
              <draw:enhanced-geometry svg:viewBox="0 0 21600 21600" draw:type="rectangle" draw:enhanced-path="M 0 0 L 21600 0 21600 21600 0 21600 0 0 Z N"/>
            </draw:custom-shape>
            <draw:frame draw:style-name="gr11" draw:text-style-name="P13" draw:layer="layout" svg:width="0.849cm" svg:height="0.569cm" svg:x="6.153cm" svg:y="4.055cm">
              <draw:text-box>
                <text:p text:style-name="P12"><text:span text:style-name="T9">E1</text:span></text:p>
              </draw:text-box>
            </draw:frame>
            <draw:frame draw:style-name="gr11" draw:text-style-name="P13" draw:layer="layout" svg:width="0.849cm" svg:height="0.569cm" svg:x="6.153cm" svg:y="5.31cm">
              <draw:text-box>
                <text:p text:style-name="P12"><text:span text:style-name="T9">E2</text:span></text:p>
              </draw:text-box>
            </draw:frame>
          </draw:g>
        </draw:g>
        <draw:g draw:style-name="gr2">
          <draw:frame draw:style-name="gr12" draw:text-style-name="P4" draw:layer="layout" svg:width="15.197cm" svg:height="0.962cm" svg:x="1.519cm" svg:y="9.022cm">
            <draw:text-box>
              <text:p><text:span text:style-name="T3">Channel Menu <text:s text:c="4"/></text:span><text:span text:style-name="T3"><text:tab/></text:span><text:span text:style-name="T3"><text:tab/></text:span>Turn=<text:tab/><text:tab/><text:tab/><text:tab/>Push= </text:p>
            </draw:text-box>
          </draw:frame>
          <draw:frame draw:style-name="gr13" draw:text-style-name="P4" draw:layer="layout" svg:width="12.865cm" svg:height="3.095cm" svg:x="7.35cm" svg:y="10.755cm">
            <draw:text-box>
              <text:p>Param/Digit <text:s/>Sel <text:span text:style-name="T10">(3)</text:span><text:tab/>Mode Par/Dig Toggle</text:p>
              <text:p/>
              <text:p>Adjust Param<text:tab/><text:tab/>Back =&gt;Top</text:p>
            </draw:text-box>
          </draw:frame>
          <draw:frame draw:style-name="gr14" draw:text-style-name="P6" draw:layer="layout" svg:width="18.49cm" svg:height="1.039cm" svg:x="1.317cm" svg:y="13.665cm">
            <draw:text-box>
              <text:p><text:span text:style-name="T5">(3) In “digit selection” mode, the green rectangle only frames the value and changes to orange</text:span></text:p>
              <text:p><text:span text:style-name="T5"><text:s text:c="6"/>A vertical red bar is shown </text:span><text:span text:style-name="T11">to the right</text:span><text:span text:style-name="T5"> of the digit/factor base that E2 will act on</text:span></text:p>
            </draw:text-box>
          </draw:frame>
          <draw:g draw:style-name="gr2">
            <draw:g draw:style-name="gr2">
              <draw:g draw:style-name="gr2">
                <draw:custom-shape draw:style-name="gr6" draw:text-style-name="P7" draw:layer="layout" svg:width="5.08cm" svg:height="3.492cm" svg:x="2.27cm" svg:y="10.17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7" draw:text-style-name="P8" draw:layer="layout" svg:width="0.953cm" svg:height="0.952cm" svg:x="6.08cm" svg:y="10.808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7" draw:text-style-name="P8" draw:layer="layout" svg:width="0.953cm" svg:height="0.952cm" svg:x="6.08cm" svg:y="12.078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frame draw:style-name="gr15" draw:text-style-name="P14" draw:layer="layout" svg:width="3.175cm" svg:height="2.007cm" svg:x="2.601cm" svg:y="10.918cm">
                  <draw:text-box>
                    <text:p text:style-name="P7"><text:span text:style-name="T4">Ch1: on </text:span></text:p>
                    <text:p><text:span text:style-name="T4">Ampl <text:s/></text:span><text:span text:style-name="T4"><text:tab/></text:span><text:span text:style-name="T4">0.7V</text:span></text:p>
                    <text:p><text:span text:style-name="T4">Freq</text:span><text:span text:style-name="T4"><text:tab/></text:span><text:span text:style-name="T4">1.02Khz</text:span></text:p>
                    <text:p><text:span text:style-name="T4">Shape <text:s text:c="3"/></text:span></text:p>
                    <text:p><text:span text:style-name="T4">Phase</text:span><text:span text:style-name="T4"><text:tab/></text:span><text:span text:style-name="T4">90</text:span><text:span text:style-name="T12"></text:span></text:p>
                  </draw:text-box>
                </draw:frame>
              </draw:g>
              <draw:custom-shape draw:style-name="gr16" draw:text-style-name="P11" draw:layer="layout" svg:width="2.855cm" svg:height="0.314cm" svg:x="2.741cm" svg:y="11.423cm">
                <text:p/>
                <draw:enhanced-geometry svg:viewBox="0 0 21600 21600" draw:type="rectangle" draw:enhanced-path="M 0 0 L 21600 0 21600 21600 0 21600 0 0 Z N"/>
              </draw:custom-shape>
              <draw:g draw:style-name="gr17">
                <draw:line draw:style-name="gr18" draw:text-style-name="P7" draw:layer="layout" svg:x1="4.216cm" svg:y1="12.317cm" svg:x2="4.46cm" svg:y2="12.151cm">
                  <text:p/>
                </draw:line>
                <draw:line draw:style-name="gr18" draw:text-style-name="P7" draw:layer="layout" svg:x1="4.46cm" svg:y1="12.317cm" svg:x2="4.46cm" svg:y2="12.151cm">
                  <text:p/>
                </draw:line>
                <draw:line draw:style-name="gr18" draw:text-style-name="P7" draw:layer="layout" svg:x1="4.44cm" svg:y1="12.317cm" svg:x2="4.684cm" svg:y2="12.151cm">
                  <text:p/>
                </draw:line>
                <draw:line draw:style-name="gr18" draw:text-style-name="P7" draw:layer="layout" svg:x1="4.684cm" svg:y1="12.317cm" svg:x2="4.684cm" svg:y2="12.151cm">
                  <text:p/>
                </draw:line>
              </draw:g>
            </draw:g>
            <draw:frame draw:style-name="gr11" draw:text-style-name="P13" draw:layer="layout" svg:width="0.849cm" svg:height="0.569cm" svg:x="6.138cm" svg:y="11.028cm">
              <draw:text-box>
                <text:p text:style-name="P12"><text:span text:style-name="T9">E1</text:span></text:p>
              </draw:text-box>
            </draw:frame>
            <draw:frame draw:style-name="gr11" draw:text-style-name="P13" draw:layer="layout" svg:width="0.849cm" svg:height="0.569cm" svg:x="6.138cm" svg:y="12.283cm">
              <draw:text-box>
                <text:p text:style-name="P12"><text:span text:style-name="T9">E2</text:span></text:p>
              </draw:text-box>
            </draw:frame>
          </draw:g>
        </draw:g>
        <draw:line draw:style-name="gr19" draw:text-style-name="P15" draw:layer="layout" svg:x1="4.685cm" svg:y1="11.417cm" svg:x2="4.685cm" svg:y2="11.73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ymbol" svg:font-family="Symbol" style:font-charset="x-symbol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2-26T10:48:16.778250800</meta:creation-date>
    <dc:date>2026-02-27T12:16:29.467388400</dc:date>
    <meta:editing-duration>PT39M54S</meta:editing-duration>
    <meta:editing-cycles>10</meta:editing-cycles>
    <meta:generator>LibreOffice/25.8.5.2$Windows_X86_64 LibreOffice_project/9c8b85f387cc00a89945a79c9e6239f32e450ac2</meta:generator>
    <meta:document-statistic meta:object-count="33"/>
  </office:meta>
</office:document-meta>
</file>